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625in" fo:margin-left="0in" fo:margin-top="0in" fo:margin-bottom="0in" table:align="left"/>
    </style:style>
    <style:style style:name="Table1.A" style:family="table-column">
      <style:table-column-properties style:column-width="0.5938in"/>
    </style:style>
    <style:style style:name="Table1.B" style:family="table-column">
      <style:table-column-properties style:column-width="1.5729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3951in"/>
    </style:style>
    <style:style style:name="Table1.E" style:family="table-column">
      <style:table-column-properties style:column-width="1.2194in"/>
    </style:style>
    <style:style style:name="Table1.F" style:family="table-column">
      <style:table-column-properties style:column-width="1.2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8125in" fo:margin-left="0in" fo:margin-top="0in" fo:margin-bottom="0in" table:align="left"/>
    </style:style>
    <style:style style:name="Table2.A" style:family="table-column">
      <style:table-column-properties style:column-width="0.5722in"/>
    </style:style>
    <style:style style:name="Table2.B" style:family="table-column">
      <style:table-column-properties style:column-width="1.8854in"/>
    </style:style>
    <style:style style:name="Table2.C" style:family="table-column">
      <style:table-column-properties style:column-width="5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0.3194in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4pt" fo:font-weight="normal" officeooo:rsid="00046446" style:font-name-asian="Calibri1" style:font-size-asian="14pt" style:font-weight-asian="normal" style:font-name-complex="Calibri1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4pt" fo:font-weight="normal" officeooo:rsid="000b8cfd" officeooo:paragraph-rsid="000b8cfd" style:font-name-asian="Calibri1" style:font-size-asian="14pt" style:font-weight-asian="normal" style:font-name-complex="Calibri1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style:font-name="Calibri" fo:font-size="14pt" style:font-name-asian="Calibri1" style:font-size-asian="14pt" style:font-name-complex="Calibri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style:font-name="Calibri" fo:font-size="14pt" officeooo:rsid="0004d9df" officeooo:paragraph-rsid="0004d9df" style:font-name-asian="Calibri1" style:font-size-asian="14pt" style:font-name-complex="Calibri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alibri" fo:font-size="14pt" officeooo:rsid="0006e7ae" officeooo:paragraph-rsid="0006e7ae" style:font-name-asian="Calibri1" style:font-size-asian="14pt" style:font-name-complex="Calibri1" style:font-size-complex="14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in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8" style:family="paragraph" style:parent-style-name="Standard">
      <style:paragraph-properties fo:margin-top="0in" fo:margin-bottom="0.1665in" loext:contextual-spacing="false" fo:line-height="100%"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style:font-name="Calibri" fo:font-size="14pt" officeooo:rsid="000bfded" officeooo:paragraph-rsid="000bfded" style:font-name-asian="Calibri1" style:font-size-asian="14pt" style:font-name-complex="Calibri1" style:font-size-complex="14pt"/>
    </style:style>
    <style:style style:name="P21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2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  <style:text-properties style:font-name="Calibri" fo:font-size="14pt" officeooo:rsid="000b8cfd" officeooo:paragraph-rsid="000b8cfd" style:font-name-asian="Calibri1" style:font-size-asian="14pt" style:font-name-complex="Calibri1" style:font-size-complex="14pt"/>
    </style:style>
    <style:style style:name="P2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  <style:text-properties fo:color="#1155cc" style:font-name="Calibri" fo:font-size="14pt" style:text-underline-style="solid" style:text-underline-width="auto" style:text-underline-color="font-color" fo:font-weight="bold" officeooo:rsid="0006e7ae" officeooo:paragraph-rsid="0006e7ae" style:font-name-asian="Calibri1" style:font-size-asian="14pt" style:font-weight-asian="bold" style:font-name-complex="Calibri1" style:font-size-complex="14pt"/>
    </style:style>
    <style:style style:name="P2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T1" style:family="text">
      <style:text-properties style:font-name="Calibri" fo:font-size="14pt" style:font-name-asian="Calibri1" style:font-size-asian="14pt" style:font-name-complex="Calibri1" style:font-size-complex="14pt"/>
    </style:style>
    <style:style style:name="T2" style:family="text">
      <style:text-properties style:font-name="Calibri" fo:font-size="14pt" officeooo:rsid="0004d9df" style:font-name-asian="Calibri1" style:font-size-asian="14pt" style:font-name-complex="Calibri1" style:font-size-complex="14pt"/>
    </style:style>
    <style:style style:name="T3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4" style:family="text">
      <style:text-properties style:font-name="Calibri" fo:font-size="14pt" fo:font-weight="normal" officeooo:rsid="00046446" style:font-name-asian="Calibri1" style:font-size-asian="14pt" style:font-weight-asian="normal" style:font-name-complex="Calibri1" style:font-size-complex="14pt" style:font-weight-complex="normal"/>
    </style:style>
    <style:style style:name="T5" style:family="text">
      <style:text-properties style:font-name="Calibri" fo:font-size="14pt" fo:font-weight="normal" officeooo:rsid="000a0ef7" style:font-name-asian="Calibri1" style:font-size-asian="14pt" style:font-weight-asian="normal" style:font-name-complex="Calibri1" style:font-size-complex="1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bfded"/>
    </style:style>
    <style:style style:name="T8" style:family="text">
      <style:text-properties officeooo:rsid="000b8cfd"/>
    </style:style>
    <style:style style:name="T9" style:family="text">
      <style:text-properties officeooo:rsid="000bf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xperiment Project Documentation</text:p>
      <text:p text:style-name="P6">Introduction </text:p>
      <text:p text:style-name="P3">This <text:s/>document captures the technical details related to the experiment development.</text:p>
      <text:p text:style-name="P2"/>
      <text:p text:style-name="P6">Project </text:p>
      <text:p text:style-name="P2"/>
      <text:p text:style-name="P1"><text:span text:style-name="T3">Domain Name : </text:span><text:span text:style-name="T1">Computer Science &amp; Engineering</text:span></text:p>
      <text:p text:style-name="P1"><text:span text:style-name="T3">Lab Name : </text:span><text:span text:style-name="T5">srip-quiz</text:span></text:p>
      <text:p text:style-name="P1"><text:span text:style-name="T3">Experiment Name:</text:span><text:span text:style-name="T4"> </text:span><text:span text:style-name="T5">Create Quiz Template</text:span></text:p>
      <text:p text:style-name="P4"/>
      <text:p text:style-name="P6">Purpose of the project </text:p>
      <text:p text:style-name="P5">The purpose of this project is to create a common quiz UI for all interns.</text:p>
      <text:p text:style-name="P6"/>
      <text:p text:style-name="P6">Project Developers Details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S.NO</text:p>
          </table:table-cell>
          <table:table-cell table:style-name="Table1.A1" office:value-type="string">
            <text:p text:style-name="P9">Names</text:p>
          </table:table-cell>
          <table:table-cell table:style-name="Table1.A1" office:value-type="string">
            <text:p text:style-name="P9">Year of Study </text:p>
          </table:table-cell>
          <table:table-cell table:style-name="Table1.A1" office:value-type="string">
            <text:p text:style-name="P9">Role</text:p>
          </table:table-cell>
          <table:table-cell table:style-name="Table1.A1" office:value-type="string">
            <text:p text:style-name="P9">Email-ID</text:p>
          </table:table-cell>
          <table:table-cell table:style-name="Table1.A1" office:value-type="string">
            <text:p text:style-name="P9">github handles</text:p>
          </table:table-cell>
        </table:table-row>
        <table:table-row table:style-name="Table1.1">
          <table:table-cell table:style-name="Table1.A1" office:value-type="string">
            <text:p text:style-name="P7">1.</text:p>
          </table:table-cell>
          <table:table-cell table:style-name="Table1.A1" office:value-type="string">
            <text:p text:style-name="P20">Sulam Ritu</text:p>
          </table:table-cell>
          <table:table-cell table:style-name="Table1.A1" office:value-type="string">
            <text:p text:style-name="P8"><text:span text:style-name="T9">3</text:span><text:span text:style-name="T7">rd</text:span> year</text:p>
          </table:table-cell>
          <table:table-cell table:style-name="Table1.A1" office:value-type="string">
            <text:p text:style-name="P7">.</text:p>
          </table:table-cell>
          <table:table-cell table:style-name="Table1.A1" office:value-type="string">
            <text:p text:style-name="P20">ritusulam@gmail.com</text:p>
          </table:table-cell>
          <table:table-cell table:style-name="Table1.A1" office:value-type="string">
            <text:p text:style-name="P20">RITU sulaam</text:p>
          </table:table-cell>
        </table:table-row>
      </table:table>
      <text:p text:style-name="P2"/>
      <text:p text:style-name="P6"/>
      <text:p text:style-name="P6"/>
      <text:p text:style-name="P6">Technologies and Libraries </text:p>
      <text:p text:style-name="P2">Technologies :</text:p>
      <text:list xml:id="list142343712" text:style-name="WWNum2">
        <text:list-item>
          <text:p text:style-name="P21">HTML</text:p>
        </text:list-item>
        <text:list-item>
          <text:p text:style-name="P21">CSS</text:p>
        </text:list-item>
        <text:list-item>
          <text:p text:style-name="P21">Javascript</text:p>
        </text:list-item>
        <text:list-item>
          <text:p text:style-name="P23">JSON</text:p>
        </text:list-item>
        <text:list-item>
          <text:p text:style-name="P23">AJAX</text:p>
        </text:list-item>
      </text:list>
      <text:p text:style-name="P2"/>
      <text:p text:style-name="P2"><text:soft-page-break/>Libraries : </text:p>
      <text:list xml:id="list2597616713" text:style-name="WWNum1">
        <text:list-header>
          <text:p text:style-name="P24">No Library is used</text:p>
        </text:list-header>
      </text:list>
      <text:p text:style-name="P18">Development Environment</text:p>
      <text:p text:style-name="P15"><text:span text:style-name="T3">OS :</text:span><text:span text:style-name="T1"> </text:span><text:span text:style-name="T2">Linux</text:span></text:p>
      <text:p text:style-name="P15"><text:span text:style-name="T3">Bandwidth: </text:span><text:span text:style-name="T1">&lt;&lt;100Mbps&gt;&gt;</text:span></text:p>
      <text:p text:style-name="P16"/>
      <text:p text:style-name="P17">Documents 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S.NO</text:p>
          </table:table-cell>
          <table:table-cell table:style-name="Table2.A1" office:value-type="string">
            <text:p text:style-name="P9">Link to Document</text:p>
          </table:table-cell>
          <table:table-cell table:style-name="Table2.A1" office:value-type="string">
            <text:p text:style-name="P9">Role</text:p>
          </table:table-cell>
        </table:table-row>
        <table:table-row table:style-name="Table2.1">
          <table:table-cell table:style-name="Table2.A1" office:value-type="string">
            <text:p text:style-name="P7">1.</text:p>
          </table:table-cell>
          <table:table-cell table:style-name="Table2.A1" office:value-type="string">
            <text:p text:style-name="P7">Procedure</text:p>
          </table:table-cell>
          <table:table-cell table:style-name="Table2.A1" office:value-type="string">
            <text:p text:style-name="P7">This document captures the instructions to run the simulations</text:p>
          </table:table-cell>
        </table:table-row>
        <table:table-row table:style-name="Table2.3">
          <table:table-cell table:style-name="Table2.A1" office:value-type="string">
            <text:p text:style-name="P7">2.</text:p>
          </table:table-cell>
          <table:table-cell table:style-name="Table2.A1" office:value-type="string">
            <text:p text:style-name="P7">Test Cases</text:p>
          </table:table-cell>
          <table:table-cell table:style-name="Table2.A1" office:value-type="string">
            <text:p text:style-name="P7">This document captures the functional test cases of the experiment simulation</text:p>
          </table:table-cell>
        </table:table-row>
        <table:table-row table:style-name="Table2.1">
          <table:table-cell table:style-name="Table2.A1" office:value-type="string">
            <text:p text:style-name="P7">3.</text:p>
          </table:table-cell>
          <table:table-cell table:style-name="Table2.A1" office:value-type="string">
            <text:p text:style-name="P7">Code Documentation</text:p>
          </table:table-cell>
          <table:table-cell table:style-name="Table2.A1" office:value-type="string">
            <text:p text:style-name="P7">This document captures the <text:s/>details related to code</text:p>
          </table:table-cell>
        </table:table-row>
      </table:table>
      <text:p text:style-name="P6"/>
      <text:p text:style-name="P6">Process Followed to convert the experiment </text:p>
      <text:list xml:id="list815907989" text:style-name="WWNum3">
        <text:list-item>
          <text:p text:style-name="P22">Understand the assigned experiment Java simulation</text:p>
        </text:list-item>
        <text:list-item>
          <text:p text:style-name="P22">Understanding the experiment concept</text:p>
        </text:list-item>
        <text:list-item>
          <text:p text:style-name="P22">Re-implement the same in javascript</text:p>
        </text:list-item>
      </text:list>
      <text:p text:style-name="P14">Value Added by our Project</text:p>
      <text:list xml:id="list3081110906" text:style-name="WWNum4">
        <text:list-item>
          <text:p text:style-name="P25">It would be <text:span text:style-name="T8">easy for interns to make quiz of their respecive project using this as template.</text:span></text:p>
        </text:list-item>
      </text:list>
      <text:p text:style-name="P10">Risks and Challenges</text:p>
      <text:p text:style-name="P11">*<text:span text:style-name="T8">Radio button CSS is challenging</text:span></text:p>
      <text:p text:style-name="P11"/>
      <text:p text:style-name="P10">Issues : </text:p>
      <text:p text:style-name="P12">No issue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Calibri" fo:font-family="Calibri" style:font-family-generic="roman" style:font-pitch="variable" fo:font-size="14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5626in" fo:margin-right="0.3126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1T02:11:59.525132284</dc:date>
    <meta:editing-duration>PT23M8S</meta:editing-duration>
    <meta:editing-cycles>8</meta:editing-cycles>
    <meta:document-statistic meta:table-count="2" meta:image-count="0" meta:object-count="0" meta:page-count="2" meta:paragraph-count="57" meta:word-count="202" meta:character-count="1252" meta:non-whitespace-character-count="1104"/>
  </office:meta>
</office:document-meta>
</file>